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_20_3">
      <style:text-properties fo:language="en" fo:country="US"/>
    </style:style>
    <style:style style:name="P4" style:family="paragraph" style:parent-style-name="Text_20_body_20_indent_20_Organon">
      <style:text-properties fo:language="en" fo:country="US"/>
    </style:style>
    <style:style style:name="P5" style:family="paragraph" style:parent-style-name="Text_20_body_20_indent_20_Organon" style:list-style-name="L1">
      <style:text-properties fo:language="en" fo:country="US"/>
    </style:style>
    <style:style style:name="P6" style:family="paragraph" style:parent-style-name="Text_20_body_20_indent_20_Organon" style:list-style-name="L2">
      <style:text-properties fo:language="en" fo:country="US"/>
    </style:style>
    <style:style style:name="P7" style:family="paragraph" style:parent-style-name="Text_20_body_20_indent_20_Organon" style:list-style-name="L3">
      <style:text-properties fo:language="en" fo:country="US"/>
    </style:style>
    <style:style style:name="P8" style:family="paragraph" style:parent-style-name="Text_20_body_20_indent_20_Organon" style:list-style-name="L4"/>
    <style:style style:name="P9" style:family="paragraph" style:parent-style-name="Text_20_body_20_indent_20_Organon">
      <style:paragraph-properties fo:margin-left="0cm" fo:margin-right="0cm" fo:text-indent="0cm" style:auto-text-indent="false"/>
      <style:text-properties fo:language="en" fo:country="US"/>
    </style:style>
    <style:style style:name="P10" style:family="paragraph" style:parent-style-name="Heading_20_4">
      <style:text-properties fo:language="en" fo:country="US"/>
    </style:style>
    <style:style style:name="P11" style:family="paragraph" style:parent-style-name="Textkörper_20_Einrückung_20_Organon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P2"/>
      </text:section>
      <text:section text:style-name="Sect1" text:name="OrganonSec0" text:display="none">
        <text:p text:style-name="P2"/>
      </text:section>
      <text:section text:style-name="Sect1" text:name="OrganonSec1" text:display="none">
        <text:section-source xlink:href="../nr1.odt"/>
        <text:section text:style-name="Sect1" text:name="OrgInnerSec1">
          <text:h text:style-name="P3" text:outline-level="3">Description</text:h>
          <text:p text:style-name="P9"/>
          <text:p text:style-name="P4">Organon creates a project with a directory tree for easy navigation between files and folders of the project. Arbitrary parts of the project can be opened in Tabs.</text:p>
          <text:p text:style-name="P4">Organon creates a new entry in the sidebar, where several tags for all items can be assigned. In addition, Organon has a collection of text tools and extensive import and export options (batch import and export).</text:p>
          <text:p text:style-name="P4"/>
          <text:p text:style-name="P4"><text:span text:style-name="T1">Features</text:span>:</text:p>
          <text:list xml:id="list1162856940654345577" text:style-name="L1">
            <text:list-item>
              <text:p text:style-name="P5">Drag and drop</text:p>
            </text:list-item>
            <text:list-item>
              <text:p text:style-name="P5">Awarding tags</text:p>
            </text:list-item>
            <text:list-item>
              <text:p text:style-name="P5">Open parts of the project in Tabs</text:p>
            </text:list-item>
            <text:list-item>
              <text:p text:style-name="P5">When displaying the files in a folder, the relevant section of the folder is always highlighted while editing the document. </text:p>
            </text:list-item>
          </text:list>
          <text:list xml:id="list2699586218850086893" text:style-name="L2">
            <text:list-item>
              <text:p text:style-name="P6">Separator, configurable by the user. When viewing a folder the separator separates the files optically from each other. </text:p>
            </text:list-item>
            <text:list-item>
              <text:p text:style-name="P6">Import of individual files. All filters available for Writer can be used.</text:p>
            </text:list-item>
            <text:list-item>
              <text:p text:style-name="P6">Import a folder of files (Batch Import), filterable by extension</text:p>
            </text:list-item>
            <text:list-item>
              <text:p text:style-name="P6">Export an arbitrary part of the project in a single file or an entire document. All Writer filters are available (.odt, .doc, .pdf ...). (Batch Export)</text:p>
            </text:list-item>
            <text:list-item>
              <text:p text:style-name="P6">(Batch) Export to LaTex files</text:p>
            </text:list-item>
            <text:list-item>
              <text:p text:style-name="P6">(Batch) Export to HTML files. In addition, alternative Organon Filter for easier layout of the HTML file.</text:p>
            </text:list-item>
            <text:list-item>
              <text:p text:style-name="P6">Create a single click backup of the project</text:p>
            </text:list-item>
            <text:list-item>
              <text:p text:style-name="P6">Several tags in the tree view:</text:p>
              <text:list>
                <text:list-item>
                  <text:p text:style-name="P6">Colors</text:p>
                </text:list-item>
                <text:list-item>
                  <text:p text:style-name="P6">Custom Icons</text:p>
                </text:list-item>
                <text:list-item>
                  <text:p text:style-name="P6">Scientific counting</text:p>
                </text:list-item>
              </text:list>
            </text:list-item>
            <text:list-item>
              <text:p text:style-name="P6">Several tags in the sidebar:</text:p>
              <text:list>
                <text:list-item>
                  <text:p text:style-name="P6">Synopsis, notes, images, general, people etc.</text:p>
                </text:list-item>
                <text:list-item>
                  <text:p text:style-name="P6">Add previously used tags with one click.</text:p>
                </text:list-item>
                <text:list-item>
                  <text:p text:style-name="P6">Opening new tabs based award Tags.</text:p>
                </text:list-item>
                <text:list-item>
                  <text:p text:style-name="P6">Open and organize new tabs using the time tags</text:p>
                </text:list-item>
              </text:list>
            </text:list-item>
            <text:list-item>
              <text:p text:style-name="P6">Text Tools:</text:p>
              <text:list>
                <text:list-item>
                  <text:p text:style-name="P6">Find quotes: text comparison of two texts and finding all common points. The result is stored as a browser document. All results are linked and can be accessed directly via a navigation.</text:p>
                </text:list-item>
                <text:list-item>
                  <text:p text:style-name="P6">Create Word List: A list of all words used are saved as Calc file. Chronological or alphabetical order.</text:p>
                </text:list-item>
                <text:list-item>
                  <text:p text:style-name="P6">Generate index: specialized tool for index creation in texts with counting (eg ancient texts or text-critical editions). The result is a navigable browser document.</text:p>
                </text:list-item>
              </text:list>
            </text:list-item>
            <text:list-item>
              <text:p text:style-name="P6">Writer tools like search, view Full Screen, spelling and grammar, and plugins can still be used.</text:p>
            </text:list-item>
          </text:list>
        </text:section>
      </text:section>
      <text:section text:style-name="Sect1" text:name="OrganonSec2" text:display="none">
        <text:p text:style-name="P2"/>
      </text:section>
      <text:section text:style-name="Sect1" text:name="OrganonSec3" text:display="none">
        <text:p text:style-name="P2"/>
      </text:section>
      <text:section text:style-name="Sect1" text:name="OrganonSec4" text:display="none">
        <text:section-source xlink:href="../nr15.odt"/>
        <text:section text:style-name="Sect1" text:name="Bereich5">
          <text:h text:style-name="P10" text:outline-level="4">Project name:</text:h>
          <text:p text:style-name="P4">Name the project.</text:p>
          <text:p text:style-name="P4"><text:span text:style-name="T2">Please note</text:span>: The project can not be renamed . In order to provide the project with a new name , it needs to be exported as a project . ( File / Export / Export as / new project )</text:p>
          <text:h text:style-name="P10" text:outline-level="4">Save to folder: </text:h>
          <text:p text:style-name="P4">Choose a folder. Organon will create a folder with the name:</text:p>
          <text:p text:style-name="P4">„&lt;project name&gt;.organon“ </text:p>
          <text:p text:style-name="P4"/>
          <text:p text:style-name="P4">( Linux ) Make sure that you have write permissions for the folder .</text:p>
          <text:h text:style-name="P10" text:outline-level="4">Formatting:</text:h>
          <text:p text:style-name="P4">See next entry: Formatting</text:p>
          <text:h text:style-name="P10" text:outline-level="4">Template:</text:h>
          <text:p text:style-name="P4">Choose a template for the new project from user templates. Only user templates are shown by Organon. To choose a template, the check box has to be checked AND a template has to be chosen.</text:p>
          <text:p text:style-name="P4"/>
          <text:p text:style-name="P4">On creating a user template see:</text:p>
          <text:p text:style-name="P4">OO:</text:p>
          <text:p text:style-name="P4">https://wiki.openoffice.org/wiki/Documentation/OOo3_User_Guides/Getting_Started/Creating_a_template</text:p>
          <text:p text:style-name="P4">LO:</text:p>
          <text:p text:style-name="P4">https://help.libreoffice.org/Writer/Templates_and_Styles</text:p>
          <text:p text:style-name="P4"/>
          <text:p text:style-name="P4">The template will be saved with the project. To change the template afterwards, search for the following file:</text:p>
          <text:p text:style-name="P4">&lt;project folder&gt;/files/odt/template.ott</text:p>
          <text:p text:style-name="P4"/>
          <text:p text:style-name="P4">This file can be edited and saved again. On the next opening of the project, the edited template will be used.</text:p>
        </text:section>
      </text:section>
      <text:section text:style-name="Sect1" text:name="OrganonSec5" text:display="none">
        <text:p text:style-name="P2"/>
      </text:section>
      <text:section text:style-name="Sect1" text:name="OrganonSec6" text:display="none">
        <text:p text:style-name="P2"/>
      </text:section>
      <text:section text:style-name="Sect1" text:name="OrganonSec7" text:display="none">
        <text:p text:style-name="P2"/>
      </text:section>
      <text:section text:style-name="Sect1" text:name="OrganonSec8" text:display="none">
        <text:section-source xlink:href="../nr11.odt"/>
        <text:section text:style-name="Sect1" text:name="Bereich1">
          <text:h text:style-name="P10" text:outline-level="4">Load Manual</text:h>
          <text:p text:style-name="P11">If you see this text, you already managed it. </text:p>
        </text:section>
      </text:section>
      <text:section text:style-name="Sect1" text:name="OrganonSec9" text:display="none">
        <text:p text:style-name="P2"/>
      </text:section>
      <text:section text:style-name="Sect1" text:name="OrganonSec10" text:display="none">
        <text:p text:style-name="P2"/>
      </text:section>
      <text:section text:style-name="Sect1" text:name="OrganonSec11" text:display="none">
        <text:p text:style-name="P2"/>
      </text:section>
      <text:section text:style-name="Sect1" text:name="OrganonSec12" text:display="none">
        <text:p text:style-name="P2"/>
      </text:section>
      <text:section text:style-name="Sect1" text:name="OrganonSec13" text:display="none">
        <text:p text:style-name="P2"/>
      </text:section>
      <text:section text:style-name="Sect1" text:name="OrganonSec14" text:display="none">
        <text:p text:style-name="P2"/>
      </text:section>
      <text:section text:style-name="Sect1" text:name="OrganonSec15" text:display="none">
        <text:p text:style-name="P2"/>
      </text:section>
      <text:section text:style-name="Sect1" text:name="OrganonSec16" text:display="none">
        <text:p text:style-name="P2"/>
      </text:section>
      <text:section text:style-name="Sect1" text:name="OrganonSec17" text:display="none">
        <text:p text:style-name="P2"/>
      </text:section>
      <text:section text:style-name="Sect1" text:name="OrganonSec18" text:display="none">
        <text:p text:style-name="P2"/>
      </text:section>
      <text:section text:style-name="Sect1" text:name="OrganonSec19" text:display="none">
        <text:p text:style-name="P2"/>
      </text:section>
      <text:section text:style-name="Sect1" text:name="OrganonSec20" text:display="none">
        <text:p text:style-name="P2"/>
      </text:section>
      <text:section text:style-name="Sect1" text:name="OrganonSec21" text:display="none">
        <text:p text:style-name="P2"/>
      </text:section>
      <text:section text:style-name="Sect1" text:name="OrganonSec22" text:display="none">
        <text:p text:style-name="P2"/>
      </text:section>
      <text:section text:style-name="Sect1" text:name="OrganonSec23" text:display="none">
        <text:p text:style-name="P2"/>
      </text:section>
      <text:section text:style-name="Sect1" text:name="OrganonSec24" text:display="none">
        <text:p text:style-name="P2"/>
      </text:section>
      <text:section text:style-name="Sect1" text:name="OrganonSec25" text:display="none">
        <text:p text:style-name="P2"/>
      </text:section>
      <text:section text:style-name="Sect1" text:name="OrganonSec26" text:display="none">
        <text:p text:style-name="P2"/>
      </text:section>
      <text:section text:style-name="Sect1" text:name="OrganonSec27" text:display="none">
        <text:p text:style-name="P2"/>
      </text:section>
      <text:section text:style-name="Sect1" text:name="OrganonSec28" text:display="none">
        <text:p text:style-name="P2"/>
      </text:section>
      <text:section text:style-name="Sect1" text:name="OrganonSec29" text:display="none">
        <text:p text:style-name="P2"/>
      </text:section>
      <text:section text:style-name="Sect1" text:name="OrganonSec30" text:display="none">
        <text:section-source xlink:href="../nr69.odt"/>
        <text:section text:style-name="Sect1" text:name="OrgInnerSec69">
          <text:h text:style-name="P3" text:outline-level="3"><text:s/>Personas (only LO)</text:h>
          <text:p text:style-name="P4"><text:bookmark text:name="result_box2"/>Under "Design: Personas" in the Organon settings Personas can quickly and easily be created, as well as existing ones can be set or cleared.<text:line-break/></text:p>
          <text:list xml:id="list9070622239798768338" text:style-name="L3">
            <text:list-item>
              <text:p text:style-name="P7">To set a Persona, a persona has to be selected in the left column. The font color is determined by font color displayed in the middle column. Press "use Persona".</text:p>
            </text:list-item>
            <text:list-item>
              <text:p text:style-name="P7">To remove a Persona, select a Persona and choose "Delete Persona".</text:p>
            </text:list-item>
            <text:list-item>
              <text:p text:style-name="P7">To create a new persona, a name must be entered in the text box in the right column. There are the following possibilities of creation:</text:p>
              <text:list>
                <text:list-item>
                  <text:p text:style-name="P7">Monochrome: select "Background Color" only.</text:p>
                </text:list-item>
                <text:list-item>
                  <text:p text:style-name="P7">Gradient: Select "Background Gradient". Organon creates a simple vertical gradient from the background color and the background gradient.</text:p>
                </text:list-item>
                <text:list-item>
                  <text:p text:style-name="P7">User: Organon creates a Persona from the image selected by the user. The image file must have the minimum dimensions 2500px * 200px, since it otherwise won't be found and used later on.</text:p>
                </text:list-item>
              </text:list>
            </text:list-item>
          </text:list>
          <text:p text:style-name="P1"/>
        </text:section>
      </text:section>
      <text:section text:style-name="Sect1" text:name="OrganonSec31">
        <text:section-source xlink:href="../nr78.odt"/>
        <text:section text:style-name="Sect1" text:name="OrgInnerSec78">
          <text:h text:style-name="P3" text:outline-level="3">Translations</text:h>
          <text:p text:style-name="Text_20_body"><text:span text:style-name="T3"/></text:p>
          <text:p text:style-name="Text_20_body_20_indent_20_Organon"><text:span text:style-name="T3">Enables the user to create his own translation of Organon.</text:span></text:p>
          <text:h text:style-name="Heading_20_4" text:outline-level="4"><text:span text:style-name="T3">Left Side:</text:span></text:h>
          <text:p text:style-name="Text_20_body_20_indent_20_Organon"><text:span text:style-name="T3">The more left sided text is the reference, below is the translation. A colored translation box and “*******” are showing an untranslated entry.</text:span></text:p>
          <text:p text:style-name="Text_20_body_20_indent_20_Organon"><text:span text:style-name="T3"/></text:p>
          <text:h text:style-name="Heading_20_4" text:outline-level="4"><text:span text:style-name="T3">Right Side:</text:span></text:h>
          <text:list xml:id="list5182729148569967001" text:style-name="L4">
            <text:list-item>
              <text:p text:style-name="P8"><text:span text:style-name="T3">Reference: </text:span></text:p>
              <text:p text:style-name="P8"><text:span text:style-name="T3">Choose the language reference file, you want to translate from (english or german)</text:span></text:p>
            </text:list-item>
            <text:list-item>
              <text:p text:style-name="P8"><text:span text:style-name="T3">Load Organon Language File:</text:span></text:p>
              <text:p text:style-name="P8"><text:span text:style-name="T3">You might start with a language file distributed with Organon</text:span></text:p>
            </text:list-item>
            <text:list-item>
              <text:p text:style-name="P8"><text:span text:style-name="T3">Load User File:</text:span></text:p>
              <text:p text:style-name="P8"><text:span text:style-name="T3">When a translation has been saved already, load it with this button into the tool.</text:span></text:p>
            </text:list-item>
            <text:list-item>
              <text:p text:style-name="P8"><text:span text:style-name="T3">Save Translation:</text:span></text:p>
              <text:p text:style-name="P8"><text:span text:style-name="T3">For saving the translation in any state.</text:span></text:p>
            </text:list-item>
            <text:list-item>
              <text:p text:style-name="P8"><text:span text:style-name="T3">Path to Organon Language Files:</text:span></text:p>
              <text:p text:style-name="P8"><text:span text:style-name="T3">This is the path where the language file has to be saved, when it should be loaded automatically. It has to have the form: “lang_&lt;Country Code&gt;.py” Country Codes can be found at:</text:span></text:p>
              <text:p text:style-name="P8"><text:a xlink:type="simple" xlink:href="https://en.wikipedia.org/wiki/List_of_ISO_639-1_codes" text:style-name="Internet_20_link" text:visited-style-name="Visited_20_Internet_20_Link"><text:span text:style-name="T3">https://en.wikipedia.org/wiki/List_of_ISO_639-1_codes</text:span></text:a></text:p>
              <text:p text:style-name="P8"><text:span text:style-name="T3">(column 639-1)</text:span></text:p>
            </text:list-item>
          </text:list>
          <text:p text:style-name="Text_20_body_20_indent_20_Organon"><text:span text:style-name="T3"/></text:p>
          <text:p text:style-name="Text_20_body_20_indent_20_Organon"><text:span text:style-name="T3">If you like to share a translation you made, send it to me by Email and I will distribute it with the next release.</text:span></text:p>
          <text:p text:style-name="Text_20_body_20_indent_20_Organon"><text:span text:style-name="T3">organon_err(at)web(dot)de</text:span></text:p>
          <text:p text:style-name="Text_20_body"><text:span text:style-name="T3"/></text:p>
        </text:section>
      </text:section>
      <text:section text:style-name="Sect1" text:name="OrganonSec32" text:display="none">
        <text:p text:style-name="P2"/>
      </text:section>
      <text:section text:style-name="Sect1" text:name="OrganonSec33" text:display="none">
        <text:p text:style-name="P2"/>
      </text:section>
      <text:section text:style-name="Sect1" text:name="OrganonSec34" text:display="none">
        <text:p text:style-name="P2"/>
      </text:section>
      <text:section text:style-name="Sect1" text:name="OrganonSec35" text:display="none">
        <text:p text:style-name="P2"/>
      </text:section>
      <text:section text:style-name="Sect1" text:name="OrganonSec36" text:display="none">
        <text:p text:style-name="P2"/>
      </text:section>
      <text:section text:style-name="Sect1" text:name="OrganonSec37" text:display="none">
        <text:p text:style-name="P2"/>
      </text:section>
      <text:section text:style-name="Sect1" text:name="OrganonSec38" text:display="none">
        <text:p text:style-name="P2"/>
      </text:section>
      <text:section text:style-name="Sect1" text:name="OrganonSec39" text:display="none">
        <text:p text:style-name="P2"/>
      </text:section>
      <text:section text:style-name="Sect1" text:name="OrganonSec40" text:display="none">
        <text:p text:style-name="P2"/>
      </text:section>
      <text:section text:style-name="Sect1" text:name="OrganonSec41" text:display="none">
        <text:p text:style-name="P2"/>
      </text:section>
      <text:section text:style-name="Sect1" text:name="OrganonSec42" text:display="none">
        <text:p text:style-name="P2"/>
      </text:section>
      <text:section text:style-name="Sect1" text:name="OrganonSec43" text:display="none">
        <text:p text:style-name="P2"/>
      </text:section>
      <text:section text:style-name="Sect1" text:name="OrganonSec44" text:display="none">
        <text:p text:style-name="P2"/>
      </text:section>
      <text:section text:style-name="Sect1" text:name="OrganonSec45" text:display="none">
        <text:p text:style-name="P2"/>
      </text:section>
      <text:section text:style-name="Sect1" text:name="OrganonSec46" text:display="none">
        <text:p text:style-name="P2"/>
      </text:section>
      <text:section text:style-name="Sect1" text:name="OrganonSec47" text:display="none">
        <text:p text:style-name="P2"/>
      </text:section>
      <text:section text:style-name="Sect1" text:name="OrganonSec48" text:display="none">
        <text:p text:style-name="P2"/>
      </text:section>
      <text:section text:style-name="Sect1" text:name="OrganonSec49" text:display="none">
        <text:p text:style-name="P2"/>
      </text:section>
      <text:section text:style-name="Sect1" text:name="OrganonSec50" text:display="none">
        <text:p text:style-name="P2"/>
      </text:section>
      <text:section text:style-name="Sect1" text:name="OrganonSec51" text:display="none">
        <text:p text:style-name="P2"/>
      </text:section>
      <text:section text:style-name="Sect1" text:name="OrganonSec52" text:display="none">
        <text:p text:style-name="P2"/>
      </text:section>
      <text:section text:style-name="Sect1" text:name="OrganonSec53" text:display="none">
        <text:p text:style-name="P2"/>
      </text:section>
      <text:section text:style-name="Sect1" text:name="OrganonSec54" text:display="none">
        <text:p text:style-name="P2"/>
      </text:section>
      <text:section text:style-name="Sect1" text:name="OrganonSec55" text:display="none">
        <text:p text:style-name="P2"/>
      </text:section>
      <text:section text:style-name="Sect1" text:name="OrganonSec56" text:display="none">
        <text:p text:style-name="P2"/>
      </text:section>
      <text:section text:style-name="Sect1" text:name="OrganonSec57" text:display="none">
        <text:p text:style-name="P2"/>
      </text:section>
      <text:section text:style-name="Sect1" text:name="OrganonSec58" text:display="none">
        <text:p text:style-name="P2"/>
      </text:section>
      <text:section text:style-name="Sect1" text:name="OrganonSec59" text:display="none">
        <text:p text:style-name="P2"/>
      </text:section>
      <text:section text:style-name="Sect1" text:name="OrganonSec60" text:display="none">
        <text:p text:style-name="P2"/>
      </text:section>
      <text:section text:style-name="Sect1" text:name="OrganonSec61" text:display="none">
        <text:p text:style-name="P2"/>
      </text:section>
      <text:section text:style-name="Sect1" text:name="OrganonSec62" text:display="none">
        <text:p text:style-name="P2"/>
      </text:section>
      <text:section text:style-name="Sect1" text:name="OrganonSec63" text:display="none">
        <text:p text:style-name="P2"/>
      </text:section>
      <text:section text:style-name="Sect1" text:name="OrganonSec64" text:display="none">
        <text:p text:style-name="P2"/>
      </text:section>
      <text:section text:style-name="Sect1" text:name="OrganonSec65" text:display="none">
        <text:p text:style-name="P2"/>
      </text:section>
      <text:section text:style-name="Sect1" text:name="OrganonSec66" text:display="none">
        <text:p text:style-name="P2"/>
      </text:section>
      <text:section text:style-name="Sect1" text:name="OrganonSec67" text:display="none">
        <text:section-source xlink:href="../nr5.odt" text:filter-name="writer8"/>
        <text:section text:style-name="Sect1" text:name="OrgInnerSec5">
          <text:p text:style-name="P2">nr. 5<text:tab/>Papierkorb</text:p>
        </text:section>
      </text:section>
      <text:section text:style-name="Sect1" text:name="Organon_Sec_Helfer" text:display="none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1T14:19:47.25</meta:creation-date>
    <dc:date>2015-10-21T16:49:43.24</dc:date>
    <meta:editing-duration>PT2H29M5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9" meta:word-count="170" meta:character-count="997"/>
    <meta:user-defined meta:name="ProjektName">Organon Manual</meta:user-defined>
  </office:meta>
</office:document-meta>
</file>